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3">
      <style:text-properties fo:font-weight="normal" style:font-weight-asian="normal" style:font-weight-complex="normal"/>
    </style:style>
    <style:style style:name="P13" style:family="paragraph" style:parent-style-name="Heading_20_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Heading_20_1">
      <style:paragraph-properties fo:break-before="pag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5" style:family="paragraph" style:parent-style-name="Heading_20_3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6" style:family="paragraph" style:parent-style-name="Heading_20_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/>
      <text:p text:style-name="P5">Inżynieria oprogramowania</text:p>
      <text:p text:style-name="P4"/>
      <text:p text:style-name="P7"/>
      <text:p text:style-name="P5">Projekt „Gała”</text:p>
      <text:p text:style-name="P5">Dokumentacja techniczna</text:p>
      <text:p text:style-name="P5"/>
      <text:h text:style-name="P14" text:outline-level="1">1. Wstęp</text:h>
      <text:p text:style-name="P1">Dokument przekazuje podstawowy przegląd architektury projektu „Gała”. Zawiera opis wykorzystywanych struktur danych, model aplikacji oraz pewne ustalenia techniczne. </text:p>
      <text:p text:style-name="P1">Informacje na temat środowisk: developerskiego i użytkownika, przypadków użycia oraz opisy działania sztucznej inteligencji zostały zawarte w innych częściach dokumentacji i nie będą tutaj omawiane.</text:p>
      <text:h text:style-name="P13" text:outline-level="1">2. Informacje techniczne</text:h>
      <text:h text:style-name="P16" text:outline-level="2">2.1 Wykorzystane protokoły</text:h>
      <text:p text:style-name="P2">Do komunikacji między urządzeniami z systemem Android wykorzystany zostanie protokół Bluetooth. Będzie służył do wysyłania informacji o ruchu (sekwencji ruchów) wykonanych przez danego gracza w trybie gry multiplayer. </text:p>
      <text:p text:style-name="P2">Dokładny format komunikatu nie jest istotny, zawiera informację kierunkach w jakich wykonane zostały ruchy. Początek wiadomości bluetooth będzie zawierał hash SHA1 z całości komunikatu, aby w pewnej mierze zapewnić bezpieczeństwo.</text:p>
      <text:p text:style-name="P3">3. Model architektury</text:p>
      <text:p text:style-name="P3">3.1 Aktywności</text:p>
      <text:p text:style-name="P2">Aplikacja składać się będzie z dwóch aktywności.</text:p>
      <text:h text:style-name="P15" text:outline-level="3">3.1.1 MainMenuActivity</text:h>
      <text:p text:style-name="P1">Aktywność zarządzająca menu aplikacji, zawierająca widok menu(w planach w całości rysowana bez pomocy wbudowanych layoutów). Utrzymuje Intent budzący BoardActivity.</text:p>
      <text:p text:style-name="P3">Ustalenia:</text:p>
      <text:list xml:id="list1961860482" text:style-name="L1">
        <text:list-item>
          <text:p text:style-name="P8">ustawienia takie jak domyślna wielkość mapy, poziom trudności przeciwnika, preferencje dotyczące wyglądu mapy utrzymywane korzystając z mechanizmu SharedPreferences</text:p>
        </text:list-item>
      </text:list>
      <text:h text:style-name="P15" text:outline-level="3">3.1.2 BoardActivity</text:h>
      <text:p text:style-name="P1">Aktywność odpowiadająca za konkretną rozgrywkę między dwoma graczami. Łączy logikę (klasa Manager) z widokiem(klasa BoardView). Trzyma w sobie instancje obu tych klas.</text:p>
      <text:p text:style-name="P1">Użytkownik ruch zaznaczał będzie poprzez poruszenie palcem po ekranie w konkretnym kierunku.</text:p>
      <text:p text:style-name="P1">BoardView nasłuchuje na takie ruchy użytkownika. Informuję o nich Managera, pyta czy był to poprawny ruch i otrzymuje odpowiedź - jeżeli tak to rysuje linię w odpowiednim kierunku. </text:p>
      <text:p text:style-name="P1">Manager odpowiada za rozdział obowiązków. Nasłuchuje na informacje o ruchu gracza komputerowego/gracza z sieci i prosi BoardView o dokonanie aktualizacji planszy.</text:p>
      <text:p text:style-name="P1"/>
      <text:p text:style-name="P1"><text:span text:style-name="T1">Ustalenia</text:span>: </text:p>
      <text:list xml:id="list985159548" text:style-name="L2">
        <text:list-item>
          <text:p text:style-name="P9">użytkownik ruch oznacza poprzez poruszenie palcem w daną stronę wskazując kierunek ruchu (inne opcje mogą być niewygodne i charakteryzują się niską precyzją w szczególności na małych urządzeniach); </text:p>
        </text:list-item>
        <text:list-item>
          <text:p text:style-name="P9">zablokowana zostanie opcja obrotu ekranu razem z obrotem planszy, ponieważ tylko jeden <text:soft-page-break/>układ gwarantuje jej czytelność. </text:p>
        </text:list-item>
      </text:list>
      <text:h text:style-name="P16" text:outline-level="2">3.2 Manager(Zarządca)</text:h>
      <text:p text:style-name="Text_20_body"><text:span text:style-name="T3">Klasa Manager, której instancja tworzona jest w BoardActivity odpowiada za rozsyłanie informacji do poszczególnych komponentów aplikacji. Tutaj trzymane są obiekty odpowiedzialne za komunikację bluetooth, logikę planszy oraz gracz komputerowy. Głównym zadaniem Managera jest odpowiadanie na zapytania o możliwość wykonywania ruchu, realizacja wykonania ruchu w konkretnym kierunku oraz przekazywanie sekwencji ruchów gracza komputerowego w postaci kolekcji kierunków(w przypadku rozgrywki CvP) do </text:span><text:span text:style-name="T4">Widoku</text:span><text:span text:style-name="T3">. Kluczowymi komponentami, z którymi komunikuje się Manager są obiekty: </text:span><text:span text:style-name="T4">Plansza</text:span><text:span text:style-name="T3">, </text:span><text:span text:style-name="T4">Obserwator, Widok</text:span><text:span text:style-name="T3"> oraz klasa implementująca interfejs sztucznej inteligencji w przypadku gracza komputerowego. Nietrywialne komponenty, które nie zostały dotychczas opisane zostaną krótko scharakteryzowane poniżej.</text:span></text:p>
      <text:p text:style-name="Text_20_body"><text:span text:style-name="T4"/></text:p>
      <text:p text:style-name="P10"><text:span text:style-name="T2">3.2.1 Chart(Plansza)</text:span></text:p>
      <text:p text:style-name="P11"><text:span text:style-name="T2">Klasa Chart jest odpowiedzialna za zarządzanie całą logiką gry, a w szczególności za:</text:span></text:p>
      <text:p text:style-name="P11"><text:span text:style-name="T2">→ sprawdzenie poprawności przekazanych parametrów: </text:span></text:p>
      <text:list xml:id="list252186686" text:style-name="L3">
        <text:list-item>
          <text:p text:style-name="P12"><text:span text:style-name="T2">szerokości boiska</text:span></text:p>
        </text:list-item>
        <text:list-item>
          <text:p text:style-name="P12"><text:span text:style-name="T2">długości linii autu</text:span></text:p>
        </text:list-item>
        <text:list-item>
          <text:p text:style-name="P12"><text:span text:style-name="T2">szerokości bramki</text:span></text:p>
        </text:list-item>
      </text:list>
      <text:p text:style-name="P11"><text:span text:style-name="T2">→ poprawną inicjalizację planszy(na podstawie wcześniej sprawdzonych parametrów całkowitoliczbowych opisujących planszę)</text:span></text:p>
      <text:p text:style-name="P11"><text:span text:style-name="T2">→ decydowanie o możliwości wykonania ruchu we wskazanym przez </text:span><text:span text:style-name="T4">Manager</text:span><text:span text:style-name="T2">a kierunku</text:span></text:p>
      <text:p text:style-name="P11"><text:span text:style-name="T2">→ wskazanie pozycji, która zostanie osiągnięta po wykonaniu ruchu w zadanym kierunku(wykorzystywane przez klasy implementujące interfejs sztucznej inteligencji)</text:span></text:p>
      <text:p text:style-name="P11"><text:span text:style-name="T2">→ aktualizowanie wszelkich zmian powstałych w wyniku wykonania [ruchu]/[sekwencji ruchów]</text:span></text:p>
      <text:p text:style-name="P11"><text:span text:style-name="T2">→ ocenę stanu dowolnego pola boiska w dowolnym momencie rozgrywki(szczegóły w opisie klasy </text:span><text:span text:style-name="T4">Obserwator</text:span><text:span text:style-name="T2">), w tym również sprawdzenie czy nie nastąpiła blokada, itd.</text:span></text:p>
      <text:p text:style-name="P11"><text:span text:style-name="T2"/></text:p>
      <text:p text:style-name="P11"><text:span text:style-name="T2">Z uwagi na to, iż poszczególne odpowiedzialności planszy wydają się mieć wspólną ,,dziedzinę zainteresowań”, zostały stworzone adekwatne klasy wewnątrz klasy </text:span><text:span text:style-name="T4">Chart</text:span><text:span text:style-name="T2">, które poprzez odpowiedni podział obowiązków upraszczają tę całą logikę sterowania. Charakterystyka poszczególnych klas znajduje się poniżej.</text:span></text:p>
      <text:p text:style-name="P11"><text:span text:style-name="T2"/></text:p>
      <text:p text:style-name="P10"><text:span text:style-name="T2">3.2.1.1 ChartInspector(Inspektor)</text:span></text:p>
      <text:p text:style-name="P11"><text:span text:style-name="T2">Klasa odpowiedzialna za weryfikację przekazanych parametrów całkowitoliczbowych opisujących planszę. Ze względu na estetykę rozgrywki, przyjęliśmy założenia o parzystej szerokości boiska, długości linii auto oraz bramki. Założenia te mają sens, ponieważ dzięki nim jesteśmy w stanie wiernie odworować mecz, gdzie centra jest na dokładnie na środku boiska, a bramki są równo oddalone od ,,rogów'' boiska. W przypadku nieprawidłowych parametrów </text:span><text:span text:style-name="T4">ChartInspector</text:span><text:span text:style-name="T2"> rzuca odpowiednimi wyjątkami, które to są obsługiwane w </text:span><text:span text:style-name="T4">BoardView</text:span><text:span text:style-name="T2">.</text:span></text:p>
      <text:p text:style-name="P11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>3.2.1.2 ChartBuilder(Budowniczy)</text:span></text:p>
      <text:p text:style-name="P11"><text:span text:style-name="T2">Klasa </text:span><text:span text:style-name="T4">ChartBuilder</text:span><text:span text:style-name="T2"> jak sama nazwa wskazuje jest odpowiedzialna za budowę planszy. </text:span><text:span text:style-name="T4">Budowniczy</text:span><text:span text:style-name="T2"> zostaje dopuszczony do głosu dopiero wtedy, gdy </text:span><text:span text:style-name="T4">Inspektor</text:span><text:span text:style-name="T2"> uprzednio zatwierdzi plan budowy. Budowa planszy polega na tworzeniu połączeń między odpowiednimi polami na planszy.</text:span></text:p>
      <text:p text:style-name="P11"><text:span text:style-name="T2"/></text:p>
      <text:p text:style-name="P10"><text:span text:style-name="T2">3.2.1.3 Deposit</text:span></text:p>
      <text:p text:style-name="P11"><text:span text:style-name="T2">Klasa </text:span><text:span text:style-name="T4">Deposit</text:span><text:span text:style-name="T2"> przechowuje historię ruchów gracza aktualnie znajdującego się w posiadaniu piłki. To właśnie tutaj następuje faktyczne wykonanie ruchu, czyli [umieszczenie połączenia między konkretnymi [polami na planszy] na stosie]. Przy projektowaniu wskazanej klasy została również wzięta pod uwagę możliwość chęci dodania opcji cofania ruchu, jednakże nie jest to wysoko-priorytetowa funkcjonalość powstającej aplikacji.</text:span></text:p>
      <text:p text:style-name="P11"><text:span text:style-name="T2"/></text:p>
      <text:p text:style-name="P10"><text:span text:style-name="T2">3.2.1.4 Observer(Obserwator)</text:span></text:p>
      <text:p text:style-name="P11"><text:span text:style-name="T2">Klasa </text:span><text:span text:style-name="T4">Observer</text:span><text:span text:style-name="T2"> pełni rolę sędziego/obserwatora. Tak jak sędziowie przed meczem sprawdzają stan boiska, tak </text:span><text:span text:style-name="T4">Obserwator</text:span><text:span text:style-name="T2"> inicjuje </text:span><text:span text:style-name="T5">poprawnie skonstruowaną </text:span><text:span text:style-name="T2">planszę zaznaczając linie autowe, środek boiska, etc. jako pola tylko ,,do-odbicia”. Podobnie postępuje w przypadku oznaczenia zwycięskich pól dla poszczególnych zawodników. Przechowuje on również informację o tym kto jest obecnie w posiadaniu piłki i dzieli się nią z gronem wybrańców. Co więcej, jest on również odpowiedzialny za ocenę stanu gry w dowolnym polu na boisku, a więc między innymi to również on na podstawie opisu pola musi być w stanie sprawdzić, czy ze wskazanej pozycji istnieje jeszcze możliwość ruchu, czy też została ona zablokowana przez przeciwnika. Oczywiście, do wyżej wyszczególnionych obowiązków </text:span><text:span text:style-name="T4">Obserwator</text:span><text:span text:style-name="T2">a należy jeszcze dodać wyłączność na przyznawanie kolejki, czyli inaczej mówiąc decydowanie o tym, kto jest w danym momencie przy piłce. W odróżnieniu od pozostałych komponentów należących do klasy </text:span><text:span text:style-name="T4">Chart</text:span><text:span text:style-name="T2">, </text:span><text:span text:style-name="T4">Obserwator</text:span><text:span text:style-name="T2"> jest dostępny publicznie, dzięki czemu jest możliwa bezpośrednia komunikacja </text:span><text:span text:style-name="T4">Manager </text:span><text:span text:style-name="T2">-</text:span><text:span text:style-name="T4"> Obserwator</text:span><text:span text:style-name="T2">.</text:span></text:p>
      <text:p text:style-name="P11"><text:span text:style-name="T2"/></text:p>
      <text:p text:style-name="P3">4. Wydajność i rozmiar aplikacji</text:p>
      <text:p text:style-name="P2">Aplikacja docelowo powinna być obsługiwana bez większych problemów wydajnościowych. Problemy w postaci nieznacznego opóźnienia mogą się pojawić na słabszych urządzeniach w wypadku gry z najbardziej zaawansowanym graczem komputerowym. </text:p>
      <text:p text:style-name="P2"><text:s/>Rozmiar (archiwum apk) nie powinien przekraczać 0,5 M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Andrearczyk</meta:initial-creator>
    <meta:creation-date>2014-04-08T00:08:35</meta:creation-date>
    <dc:date>2014-04-28T15:42:35</dc:date>
    <meta:editing-duration>PT2H30M37S</meta:editing-duration>
    <meta:editing-cycles>34</meta:editing-cycles>
    <meta:generator>LibreOffice/3.5$Linux_x86 LibreOffice_project/350m1$Build-2</meta:generator>
    <meta:document-statistic meta:table-count="0" meta:image-count="0" meta:object-count="0" meta:page-count="4" meta:paragraph-count="50" meta:word-count="891" meta:character-count="7014" meta:non-whitespace-character-count="6170"/>
  </office:meta>
</office:document-meta>
</file>